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136.02mm" svg:y="5.58mm">
            <loext:p draw:notify-on-update-of-ranges="Hoja1.A1:Hoja1.A1 Hoja1.A2:Hoja1.A11 Hoja1.B1:Hoja1.B1 Hoja1.B2:Hoja1.B11 Hoja1.C1:Hoja1.C1 Hoja1.C2:Hoja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% CPU</text:p>
          </table:table-cell>
          <table:table-cell office:value-type="string" calcext:value-type="string">
            <text:p>Tiempo (s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" calcext:value-type="float">
            <text:p>24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" calcext:value-type="float">
            <text:p>22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" calcext:value-type="float">
            <text:p>36</text:p>
          </table:table-cell>
          <table:table-cell office:value-type="float" office:value="0.232" calcext:value-type="float">
            <text:p>0,23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6" calcext:value-type="float">
            <text:p>46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7" calcext:value-type="float">
            <text:p>47</text:p>
          </table:table-cell>
          <table:table-cell office:value-type="float" office:value="0.269" calcext:value-type="float">
            <text:p>0,26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9" calcext:value-type="float">
            <text:p>49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office:value-type="float" office:value="0.356" calcext:value-type="float">
            <text:p>0,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3:54:08.8390302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8-11-12T14:10:14.035910641</dc:date>
    <meta:editing-duration>PT15M</meta:editing-duration>
    <meta:editing-cycles>3</meta:editing-cycles>
    <meta:generator>LibreOffice/5.2.7.2$Linux_X86_64 LibreOffice_project/20m0$Build-2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7.142cm" svg:y="4.99cm" style:legend-expansion="high" chart:style-name="ch3"/>
        <chart:plot-area chart:style-name="ch4" table:cell-range-address="Hoja1.A1:Hoja1.C11" chart:data-source-has-labels="both" svg:x="1.413cm" svg:y="1.357cm" svg:width="14.364cm" svg:height="8.518cm">
          <chartooo:coordinate-region svg:x="2.034cm" svg:y="1.556cm" svg:width="12.83cm" svg:height="7.672cm"/>
          <chart:axis chart:dimension="x" chart:name="primary-x" chart:style-name="ch5" chartooo:axis-type="text">
            <chart:title svg:x="7.77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6.179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C2:Hoja1.C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PU</text:p>
                <draw:g>
                  <svg:desc>Hoja1.B1:Hoja1.B1</svg:desc>
                </draw:g>
              </table:table-cell>
              <table:table-cell office:value-type="string">
                <text:p>Tiempo (s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Hoja1.A2:Hoja1.A11</svg:desc>
                </draw:g>
              </table:table-cell>
              <table:table-cell office:value-type="float" office:value="18">
                <text:p>18</text:p>
                <draw:g>
                  <svg:desc>Hoja1.B2:Hoja1.B11</svg:desc>
                </draw:g>
              </table:table-cell>
              <table:table-cell office:value-type="float" office:value="0.093">
                <text:p>0.093</text:p>
                <draw:g>
                  <svg:desc>Hoja1.C2:Hoja1.C1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">
                <text:p>2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4">
                <text:p>2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">
                <text:p>23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2">
                <text:p>22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6">
                <text:p>36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6">
                <text:p>46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7">
                <text:p>4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9">
                <text:p>4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3">
                <text:p>43</text:p>
              </table:table-cell>
              <table:table-cell office:value-type="float" office:value="0.356">
                <text:p>0.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